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9398in" fo:break-before="auto" style:use-optimal-row-height="tru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GB">
      <number:number number:decimal-places="0" number:min-decimal-places="0" number:min-integer-digits="1" number:grouping="true"/>
    </number:number-style>
    <style:style style:name="ce1" style:family="table-cell" style:parent-style-name="Normal_20_3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Normal_20_3" style:data-style-name="N0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automatic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03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middle"/>
      <style:paragraph-properties fo:text-align="end" style:writing-mode="lr-tb"/>
      <style:text-properties fo:font-size="12pt" style:font-size-asian="12pt" style:font-size-complex="12pt"/>
    </style:style>
    <style:style style:name="ce5" style:family="table-cell" style:parent-style-name="Default" style:data-style-name="N10003">
      <style:table-cell-properties fo:background-color="transparent" fo:wrap-option="wrap" style:vertical-align="middle"/>
      <style:paragraph-properties fo:margin-left="0in" style:writing-mode="lr-tb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umber of passenger journeys for England, Scotland and Wales" table:style-name="ta1">
        <table:table-column table:style-name="co1" table:default-cell-style-name="ce2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Time period</text:p>
          </table:table-cell>
          <table:table-cell table:style-name="ce3" office:value-type="string" calcext:value-type="string">
            <text:p>Journeys between regions</text:p>
            <text:p>(thousands)</text:p>
          </table:table-cell>
          <table:table-cell table:style-name="ce3" office:value-type="string" calcext:value-type="string">
            <text:p>Journeys within regions</text:p>
            <text:p>(thousands)</text:p>
          </table:table-cell>
          <table:table-cell table:style-name="ce3" office:value-type="string" calcext:value-type="string">
            <text:p>Total journeys</text:p>
            <text:p>(thousands)</text:p>
          </table:table-cell>
        </table:table-row>
        <table:table-row table:style-name="ro2">
          <table:table-cell office:value-type="string" calcext:value-type="string">
            <text:p>Apr 1995 to Mar 1996</text:p>
          </table:table-cell>
          <table:table-cell office:value-type="float" office:value="209231.142" calcext:value-type="float">
            <text:p>209,231</text:p>
          </table:table-cell>
          <table:table-cell office:value-type="float" office:value="380268.093" calcext:value-type="float">
            <text:p>380,268</text:p>
          </table:table-cell>
          <table:table-cell office:value-type="float" office:value="589499.235" calcext:value-type="float">
            <text:p>589,499</text:p>
          </table:table-cell>
        </table:table-row>
        <table:table-row table:style-name="ro2">
          <table:table-cell office:value-type="string" calcext:value-type="string">
            <text:p>Apr 1996 to Mar 1997</text:p>
          </table:table-cell>
          <table:table-cell office:value-type="float" office:value="227014.936" calcext:value-type="float">
            <text:p>227,015</text:p>
          </table:table-cell>
          <table:table-cell office:value-type="float" office:value="400902.416" calcext:value-type="float">
            <text:p>400,902</text:p>
          </table:table-cell>
          <table:table-cell office:value-type="float" office:value="627917.352" calcext:value-type="float">
            <text:p>627,917</text:p>
          </table:table-cell>
        </table:table-row>
        <table:table-row table:style-name="ro2">
          <table:table-cell office:value-type="string" calcext:value-type="string">
            <text:p>Apr 1997 to Mar 1998</text:p>
          </table:table-cell>
          <table:table-cell office:value-type="float" office:value="245518.156" calcext:value-type="float">
            <text:p>245,518</text:p>
          </table:table-cell>
          <table:table-cell office:value-type="float" office:value="425600.948" calcext:value-type="float">
            <text:p>425,601</text:p>
          </table:table-cell>
          <table:table-cell office:value-type="float" office:value="671119.104" calcext:value-type="float">
            <text:p>671,119</text:p>
          </table:table-cell>
        </table:table-row>
        <table:table-row table:style-name="ro2">
          <table:table-cell office:value-type="string" calcext:value-type="string">
            <text:p>Apr 1998 to Mar 1999</text:p>
          </table:table-cell>
          <table:table-cell office:value-type="float" office:value="259154.291" calcext:value-type="float">
            <text:p>259,154</text:p>
          </table:table-cell>
          <table:table-cell office:value-type="float" office:value="445843.112" calcext:value-type="float">
            <text:p>445,843</text:p>
          </table:table-cell>
          <table:table-cell office:value-type="float" office:value="704997.403" calcext:value-type="float">
            <text:p>704,997</text:p>
          </table:table-cell>
        </table:table-row>
        <table:table-row table:style-name="ro2">
          <table:table-cell office:value-type="string" calcext:value-type="string">
            <text:p>Apr 1999 to Mar 2000</text:p>
          </table:table-cell>
          <table:table-cell office:value-type="float" office:value="276826.589" calcext:value-type="float">
            <text:p>276,827</text:p>
          </table:table-cell>
          <table:table-cell office:value-type="float" office:value="470733.862" calcext:value-type="float">
            <text:p>470,734</text:p>
          </table:table-cell>
          <table:table-cell office:value-type="float" office:value="747560.451" calcext:value-type="float">
            <text:p>747,560</text:p>
          </table:table-cell>
        </table:table-row>
        <table:table-row table:style-name="ro2">
          <table:table-cell office:value-type="string" calcext:value-type="string">
            <text:p>Apr 2000 to Mar 2001</text:p>
          </table:table-cell>
          <table:table-cell office:value-type="float" office:value="281658.794" calcext:value-type="float">
            <text:p>281,659</text:p>
          </table:table-cell>
          <table:table-cell office:value-type="float" office:value="473418.494" calcext:value-type="float">
            <text:p>473,418</text:p>
          </table:table-cell>
          <table:table-cell office:value-type="float" office:value="755077.288" calcext:value-type="float">
            <text:p>755,077</text:p>
          </table:table-cell>
        </table:table-row>
        <table:table-row table:style-name="ro2">
          <table:table-cell office:value-type="string" calcext:value-type="string">
            <text:p>Apr 2001 to Mar 2002</text:p>
          </table:table-cell>
          <table:table-cell office:value-type="float" office:value="285549.309" calcext:value-type="float">
            <text:p>285,549</text:p>
          </table:table-cell>
          <table:table-cell office:value-type="float" office:value="473078.696" calcext:value-type="float">
            <text:p>473,079</text:p>
          </table:table-cell>
          <table:table-cell office:value-type="float" office:value="758628.005" calcext:value-type="float">
            <text:p>758,628</text:p>
          </table:table-cell>
        </table:table-row>
        <table:table-row table:style-name="ro2">
          <table:table-cell office:value-type="string" calcext:value-type="string">
            <text:p>Apr 2002 to Mar 2003</text:p>
          </table:table-cell>
          <table:table-cell office:value-type="float" office:value="292283.992" calcext:value-type="float">
            <text:p>292,284</text:p>
          </table:table-cell>
          <table:table-cell office:value-type="float" office:value="483031.16" calcext:value-type="float">
            <text:p>483,031</text:p>
          </table:table-cell>
          <table:table-cell office:value-type="float" office:value="775315.152" calcext:value-type="float">
            <text:p>775,315</text:p>
          </table:table-cell>
        </table:table-row>
        <table:table-row table:style-name="ro2">
          <table:table-cell office:value-type="string" calcext:value-type="string">
            <text:p>Apr 2003 to Mar 2004</text:p>
          </table:table-cell>
          <table:table-cell office:value-type="float" office:value="300884.304" calcext:value-type="float">
            <text:p>300,884</text:p>
          </table:table-cell>
          <table:table-cell office:value-type="float" office:value="490510.678" calcext:value-type="float">
            <text:p>490,511</text:p>
          </table:table-cell>
          <table:table-cell office:value-type="float" office:value="791394.982" calcext:value-type="float">
            <text:p>791,395</text:p>
          </table:table-cell>
        </table:table-row>
        <table:table-row table:style-name="ro2">
          <table:table-cell office:value-type="string" calcext:value-type="string">
            <text:p>Apr 2004 to Mar 2005</text:p>
          </table:table-cell>
          <table:table-cell office:value-type="float" office:value="308647.561" calcext:value-type="float">
            <text:p>308,648</text:p>
          </table:table-cell>
          <table:table-cell office:value-type="float" office:value="499836.593" calcext:value-type="float">
            <text:p>499,837</text:p>
          </table:table-cell>
          <table:table-cell office:value-type="float" office:value="808484.154" calcext:value-type="float">
            <text:p>808,484</text:p>
          </table:table-cell>
        </table:table-row>
        <table:table-row table:style-name="ro2">
          <table:table-cell office:value-type="string" calcext:value-type="string">
            <text:p>Apr 2005 to Mar 2006</text:p>
          </table:table-cell>
          <table:table-cell office:value-type="float" office:value="316713.473" calcext:value-type="float">
            <text:p>316,713</text:p>
          </table:table-cell>
          <table:table-cell office:value-type="float" office:value="510681.32" calcext:value-type="float">
            <text:p>510,681</text:p>
          </table:table-cell>
          <table:table-cell office:value-type="float" office:value="827394.793" calcext:value-type="float">
            <text:p>827,395</text:p>
          </table:table-cell>
        </table:table-row>
        <table:table-row table:style-name="ro2">
          <table:table-cell office:value-type="string" calcext:value-type="string">
            <text:p>Apr 2006 to Mar 2007 [b]</text:p>
          </table:table-cell>
          <table:table-cell office:value-type="float" office:value="347320.375" calcext:value-type="float">
            <text:p>347,320</text:p>
          </table:table-cell>
          <table:table-cell office:value-type="float" office:value="636715.097" calcext:value-type="float">
            <text:p>636,715</text:p>
          </table:table-cell>
          <table:table-cell office:value-type="float" office:value="984035.472" calcext:value-type="float">
            <text:p>984,035</text:p>
          </table:table-cell>
        </table:table-row>
        <table:table-row table:style-name="ro2">
          <table:table-cell office:value-type="string" calcext:value-type="string">
            <text:p>Apr 2007 to Mar 2008</text:p>
          </table:table-cell>
          <table:table-cell office:value-type="float" office:value="370875.943" calcext:value-type="float">
            <text:p>370,876</text:p>
          </table:table-cell>
          <table:table-cell office:value-type="float" office:value="647177.374" calcext:value-type="float">
            <text:p>647,177</text:p>
          </table:table-cell>
          <table:table-cell office:value-type="float" office:value="1018053.317" calcext:value-type="float">
            <text:p>1,018,053</text:p>
          </table:table-cell>
        </table:table-row>
        <table:table-row table:style-name="ro2">
          <table:table-cell office:value-type="string" calcext:value-type="string">
            <text:p>Apr 2008 to Mar 2009 [b]</text:p>
          </table:table-cell>
          <table:table-cell table:style-name="ce5" office:value-type="float" office:value="374474.594630444" calcext:value-type="float">
            <text:p>374,475</text:p>
          </table:table-cell>
          <table:table-cell table:style-name="ce5" office:value-type="float" office:value="699688.060195148" calcext:value-type="float">
            <text:p>699,688</text:p>
          </table:table-cell>
          <table:table-cell table:style-name="ce5" office:value-type="float" office:value="1074162.65482559" calcext:value-type="float">
            <text:p>1,074,163</text:p>
          </table:table-cell>
        </table:table-row>
        <table:table-row table:style-name="ro2">
          <table:table-cell office:value-type="string" calcext:value-type="string">
            <text:p>Apr 2009 to Mar 2010</text:p>
          </table:table-cell>
          <table:table-cell office:value-type="float" office:value="370029.78656962" calcext:value-type="float">
            <text:p>370,030</text:p>
          </table:table-cell>
          <table:table-cell office:value-type="float" office:value="695361.987427456" calcext:value-type="float">
            <text:p>695,362</text:p>
          </table:table-cell>
          <table:table-cell office:value-type="float" office:value="1065391.77299708" calcext:value-type="float">
            <text:p>1,065,392</text:p>
          </table:table-cell>
        </table:table-row>
        <table:table-row table:style-name="ro2">
          <table:table-cell office:value-type="string" calcext:value-type="string">
            <text:p>Apr 2010 to Mar 2011</text:p>
          </table:table-cell>
          <table:table-cell office:value-type="float" office:value="393335.122693427" calcext:value-type="float">
            <text:p>393,335</text:p>
          </table:table-cell>
          <table:table-cell office:value-type="float" office:value="767093.78850266" calcext:value-type="float">
            <text:p>767,094</text:p>
          </table:table-cell>
          <table:table-cell office:value-type="float" office:value="1160428.91119609" calcext:value-type="float">
            <text:p>1,160,429</text:p>
          </table:table-cell>
        </table:table-row>
        <table:table-row table:style-name="ro2">
          <table:table-cell office:value-type="string" calcext:value-type="string">
            <text:p>Apr 2011 to Mar 2012</text:p>
          </table:table-cell>
          <table:table-cell office:value-type="float" office:value="410055.172" calcext:value-type="float">
            <text:p>410,055</text:p>
          </table:table-cell>
          <table:table-cell office:value-type="float" office:value="817963.234" calcext:value-type="float">
            <text:p>817,963</text:p>
          </table:table-cell>
          <table:table-cell office:value-type="float" office:value="1228018.406" calcext:value-type="float">
            <text:p>1,228,018</text:p>
          </table:table-cell>
        </table:table-row>
        <table:table-row table:style-name="ro2">
          <table:table-cell office:value-type="string" calcext:value-type="string">
            <text:p>Apr 2012 to Mar 2013</text:p>
          </table:table-cell>
          <table:table-cell office:value-type="float" office:value="421250.518" calcext:value-type="float">
            <text:p>421,251</text:p>
          </table:table-cell>
          <table:table-cell office:value-type="float" office:value="847789.086" calcext:value-type="float">
            <text:p>847,789</text:p>
          </table:table-cell>
          <table:table-cell office:value-type="float" office:value="1269039.604" calcext:value-type="float">
            <text:p>1,269,040</text:p>
          </table:table-cell>
        </table:table-row>
        <table:table-row table:style-name="ro2">
          <table:table-cell office:value-type="string" calcext:value-type="string">
            <text:p>Apr 2013 to Mar 2014</text:p>
          </table:table-cell>
          <table:table-cell office:value-type="float" office:value="434779.648" calcext:value-type="float">
            <text:p>434,780</text:p>
          </table:table-cell>
          <table:table-cell office:value-type="float" office:value="897854.749" calcext:value-type="float">
            <text:p>897,855</text:p>
          </table:table-cell>
          <table:table-cell office:value-type="float" office:value="1332634.397" calcext:value-type="float">
            <text:p>1,332,634</text:p>
          </table:table-cell>
        </table:table-row>
        <table:table-row table:style-name="ro2">
          <table:table-cell office:value-type="string" calcext:value-type="string">
            <text:p>Apr 2014 to Mar 2015</text:p>
          </table:table-cell>
          <table:table-cell office:value-type="float" office:value="453577.08" calcext:value-type="float">
            <text:p>453,577</text:p>
          </table:table-cell>
          <table:table-cell office:value-type="float" office:value="939023.549" calcext:value-type="float">
            <text:p>939,024</text:p>
          </table:table-cell>
          <table:table-cell office:value-type="float" office:value="1392600.629" calcext:value-type="float">
            <text:p>1,392,601</text:p>
          </table:table-cell>
        </table:table-row>
        <table:table-row table:style-name="ro2">
          <table:table-cell office:value-type="string" calcext:value-type="string">
            <text:p>Apr 2015 to Mar 2016</text:p>
          </table:table-cell>
          <table:table-cell office:value-type="float" office:value="467311.162" calcext:value-type="float">
            <text:p>467,311</text:p>
          </table:table-cell>
          <table:table-cell office:value-type="float" office:value="996466.049" calcext:value-type="float">
            <text:p>996,466</text:p>
          </table:table-cell>
          <table:table-cell office:value-type="float" office:value="1463777.211" calcext:value-type="float">
            <text:p>1,463,777</text:p>
          </table:table-cell>
        </table:table-row>
        <table:table-row table:style-name="ro2">
          <table:table-cell office:value-type="string" calcext:value-type="string">
            <text:p>Apr 2016 to Mar 2017</text:p>
          </table:table-cell>
          <table:table-cell office:value-type="float" office:value="477166.862" calcext:value-type="float">
            <text:p>477,167</text:p>
          </table:table-cell>
          <table:table-cell office:value-type="float" office:value="992508.594" calcext:value-type="float">
            <text:p>992,509</text:p>
          </table:table-cell>
          <table:table-cell office:value-type="float" office:value="1469675.456" calcext:value-type="float">
            <text:p>1,469,675</text:p>
          </table:table-cell>
        </table:table-row>
        <table:table-row table:style-name="ro2">
          <table:table-cell office:value-type="string" calcext:value-type="string">
            <text:p>Apr 2017 to Mar 2018</text:p>
          </table:table-cell>
          <table:table-cell office:value-type="float" office:value="482678.952" calcext:value-type="float">
            <text:p>482,679</text:p>
          </table:table-cell>
          <table:table-cell office:value-type="float" office:value="993436.579" calcext:value-type="float">
            <text:p>993,437</text:p>
          </table:table-cell>
          <table:table-cell office:value-type="float" office:value="1476115.531" calcext:value-type="float">
            <text:p>1,476,116</text:p>
          </table:table-cell>
        </table:table-row>
        <table:table-row table:style-name="ro2">
          <table:table-cell office:value-type="string" calcext:value-type="string">
            <text:p>Apr 2018 to Mar 2019</text:p>
          </table:table-cell>
          <table:table-cell office:value-type="float" office:value="497072.16" calcext:value-type="float">
            <text:p>497,072</text:p>
          </table:table-cell>
          <table:table-cell office:value-type="float" office:value="1022646.168" calcext:value-type="float">
            <text:p>1,022,646</text:p>
          </table:table-cell>
          <table:table-cell office:value-type="float" office:value="1519718.328" calcext:value-type="float">
            <text:p>1,519,718</text:p>
          </table:table-cell>
        </table:table-row>
        <table:table-row table:style-name="ro2">
          <table:table-cell office:value-type="string" calcext:value-type="string">
            <text:p>Apr 2019 to Mar 2020</text:p>
          </table:table-cell>
          <table:table-cell office:value-type="float" office:value="481726.356" calcext:value-type="float">
            <text:p>481,726</text:p>
          </table:table-cell>
          <table:table-cell office:value-type="float" office:value="1021845.67" calcext:value-type="float">
            <text:p>1,021,846</text:p>
          </table:table-cell>
          <table:table-cell office:value-type="float" office:value="1503572.026" calcext:value-type="float">
            <text:p>1,503,572</text:p>
          </table:table-cell>
        </table:table-row>
        <table:table-row table:style-name="ro2">
          <table:table-cell office:value-type="string" calcext:value-type="string">
            <text:p>Apr 2020 to Mar 2021</text:p>
          </table:table-cell>
          <table:table-cell office:value-type="float" office:value="79556.258" calcext:value-type="float">
            <text:p>79,556</text:p>
          </table:table-cell>
          <table:table-cell office:value-type="float" office:value="264310.136" calcext:value-type="float">
            <text:p>264,310</text:p>
          </table:table-cell>
          <table:table-cell office:value-type="float" office:value="343866.394" calcext:value-type="float">
            <text:p>343,866</text:p>
          </table:table-cell>
        </table:table-row>
        <table:table-row table:style-name="ro2">
          <table:table-cell office:value-type="string" calcext:value-type="string">
            <text:p>Apr 2021 to Mar 2022</text:p>
          </table:table-cell>
          <table:table-cell office:value-type="float" office:value="261962.068" calcext:value-type="float">
            <text:p>261,962</text:p>
          </table:table-cell>
          <table:table-cell office:value-type="float" office:value="632276.997" calcext:value-type="float">
            <text:p>632,277</text:p>
          </table:table-cell>
          <table:table-cell office:value-type="float" office:value="894239.065" calcext:value-type="float">
            <text:p>894,239</text:p>
          </table:table-cell>
        </table:table-row>
        <table:table-row table:style-name="ro2">
          <table:table-cell office:value-type="string" calcext:value-type="string">
            <text:p>Apr 2022 to Mar 2023 [b]</text:p>
          </table:table-cell>
          <table:table-cell office:value-type="float" office:value="365794.33" calcext:value-type="float">
            <text:p>365,794</text:p>
          </table:table-cell>
          <table:table-cell office:value-type="float" office:value="862660.03" calcext:value-type="float">
            <text:p>862,660</text:p>
          </table:table-cell>
          <table:table-cell office:value-type="float" office:value="1228454.36" calcext:value-type="float">
            <text:p>1,228,454</text:p>
          </table:table-cell>
        </table:table-row>
        <table:table-row table:style-name="ro2">
          <table:table-cell office:value-type="string" calcext:value-type="string">
            <text:p>Apr 2023 to Mar 2024</text:p>
          </table:table-cell>
          <table:table-cell office:value-type="float" office:value="414873.228" calcext:value-type="float">
            <text:p>414,873</text:p>
          </table:table-cell>
          <table:table-cell office:value-type="float" office:value="1011984.782" calcext:value-type="float">
            <text:p>1,011,985</text:p>
          </table:table-cell>
          <table:table-cell office:value-type="float" office:value="1426858.01" calcext:value-type="float">
            <text:p>1,426,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1:52:13.384453705</meta:creation-date>
    <dc:date>2025-11-02T11:52:55.815704294</dc:date>
    <meta:editing-duration>PT42S</meta:editing-duration>
    <meta:editing-cycles>1</meta:editing-cycles>
    <meta:document-statistic meta:table-count="1" meta:cell-count="120" meta:object-count="0"/>
    <meta:generator>LibreOffice/24.2.7.2$Linux_X86_64 LibreOffice_project/420$Build-2</meta:generator>
  </office:meta>
</office:document-meta>
</file>